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5250461778296696" text:style-name="L1">
        <text:list-item>
          <text:p text:style-name="P1">Faire l'état de l'art (biblio)</text:p>
        </text:list-item>
        <text:list-item>
          <text:p text:style-name="P1">Parler de la prise en charge du sbml</text:p>
        </text:list-item>
        <text:list-item>
          <text:p text:style-name="P1">montrer qq pages du rapport</text:p>
        </text:list-item>
        <text:list-item>
          <text:p text:style-name="P1">envoyer un mail pour avoir l'accès a la biblio INRA</text:p>
        </text:list-item>
        <text:list-item>
          <text:p text:style-name="P1">faire des recherches sur les num ec qui manquent</text:p>
        </text:list-item>
        <text:list-item>
          <text:p text:style-name="P1">demander a mezziane la version 19,5 de metacy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9S</meta:editing-duration>
    <meta:editing-cycles>3</meta:editing-cycles>
    <meta:generator>OpenOffice/4.1.2$Win32 OpenOffice.org_project/412m3$Build-9782</meta:generator>
    <dc:date>2016-05-11T20:09:22.38</dc:date>
    <meta:document-statistic meta:table-count="0" meta:image-count="0" meta:object-count="0" meta:page-count="1" meta:paragraph-count="6" meta:word-count="51" meta:character-count="244"/>
    <dc:creator>Guillaume </dc:creator>
    <meta:user-defined meta:name="Info 1"/>
    <meta:user-defined meta:name="Info 2"/>
    <meta:user-defined meta:name="Info 3"/>
    <meta:user-defined meta:name="Info 4"/>
  </office:meta>
</office:document-meta>
</file>